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17.387cm"/>
    </style:style>
    <style:style style:name="co4" style:family="table-column">
      <style:table-column-properties fo:break-before="auto" style:column-width="11.857cm"/>
    </style:style>
    <style:style style:name="co5" style:family="table-column">
      <style:table-column-properties fo:break-before="auto" style:column-width="0.88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28.25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302N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http://www.mouser.com/pdfdocs/Gravitech_Arduino_Nano3_0.pdf</text:p>
          </table:table-cell>
          <table:table-cell office:value-type="string" calcext:value-type="string">
            <text:p>Module:Arduino_Na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rduino Nano v3.x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uF/25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HT:C_Radial_D5.0mm_H11.0mm_P2.0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larized capacitor, small symbol</text:p>
          </table:table-cell>
        </table:table-row>
        <table:table-row table:style-name="ro1">
          <table:table-cell office:value-type="string" calcext:value-type="string">
            <text:p>C2,C4,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apacitor_THT:C_Disc_D4.3mm_W1.9mm_P5.00mm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Unpolarized capacitor, small symbol</text:p>
          </table:table-cell>
        </table:table-row>
        <table:table-row table:style-name="ro1">
          <table:table-cell office:value-type="string" calcext:value-type="string">
            <text:p>D1,D4</text:p>
          </table:table-cell>
          <table:table-cell office:value-type="string" calcext:value-type="string">
            <text:p>1S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4_L3.6mm_D1.6mm_P5.08mm_Horizont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ottky diode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LED_THT:LED_D3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ght emitting diode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http://www.vishay.com/docs/88503/1n4001.pdf</text:p>
          </table:table-cell>
          <table:table-cell office:value-type="string" calcext:value-type="string">
            <text:p>Diode_THT:D_DO-41_SOD81_P10.16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0V 1A General Purpose Rectifier Diode, DO-4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LVR040</text:p>
          </table:table-cell>
          <table:table-cell office:value-type="string" calcext:value-type="string">
            <text:p>https://html.alldatasheet.jp/html-pdf/346655/MACOM/LVR040/149/1/LVR040.html</text:p>
          </table:table-cell>
          <table:table-cell office:value-type="string" calcext:value-type="string">
            <text:p>Fuse:Fuse_BelFuse_0ZRE0033FF_L11.4mm_W3.8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ettable fuse, polymeric positive temperature coefficient, small symbol</text:p>
          </table:table-cell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0.1uF DDS1</text:p>
          </table:table-cell>
          <table:table-cell office:value-type="string" calcext:value-type="string">
            <text:p>http://www.murata.com/~/media/webrenewal/support/library/catalog/products/emc/emifil/c31e.ashx?la=en-gb</text:p>
          </table:table-cell>
          <table:table-cell office:value-type="string" calcext:value-type="string">
            <text:p>HOLLY2:DSS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DC12V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BarrelJack:BarrelJack_GCT_DCJ200-10-A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 Barrel Jack with an internal switch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JST:JST_XH_S4B-XH-A_1x04_P2.5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single row, 01x04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extend I/O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Header_2.54mm:PinHeader_2x06_P2.54mm_Vertic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double row, 02x06, odd/even pin numbering scheme (row 1 odd numbers, row 2 even numbers)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I2C-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JST:JST_XH_S4B-XH-A_1x04_P2.5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single row, 01x04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5,J6</text:p>
          </table:table-cell>
          <table:table-cell office:value-type="string" calcext:value-type="string">
            <text:p>ADC_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- ミックスされた値 --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eric connector, single row, 01x03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JST:JST_XH_S2B-XH-A_1x02_P2.5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single row, 01x02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RJ4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HOLLY2:RJ45_Neltron_7810-8P8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 connector, 8P8C (8 positions 8 connected)</text:p>
          </table:table-cell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DC12V FA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JST:JST_XH_S2B-XH-A_1x02_P2.50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single row, 01x02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J13,J14</text:p>
          </table:table-cell>
          <table:table-cell office:value-type="string" calcext:value-type="string">
            <text:p>Conn_01x05_Socke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05_P2.54mm_Verti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eric connector, single row, 01x05, script generated</text:p>
          </table:table-cell>
        </table:table-row>
        <table:table-row table:style-name="ro1">
          <table:table-cell office:value-type="string" calcext:value-type="string">
            <text:p>J15,J16</text:p>
          </table:table-cell>
          <table:table-cell office:value-type="string" calcext:value-type="string">
            <text:p>Conn_01x05_Pin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eric connector, single row, 01x05, script generated</text:p>
          </table:table-cell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1x08_Pin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neric connector, single row, 01x08, script generated</text:p>
          </table:table-cell>
        </table:table-row>
        <table:table-row table:style-name="ro1">
          <table:table-cell office:value-type="string" calcext:value-type="string">
            <text:p>J18,J19</text:p>
          </table:table-cell>
          <table:table-cell office:value-type="string" calcext:value-type="string">
            <text:p>Conn_01x04_Socke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eneric connector, single row, 01x04, script generated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, US symbo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esistor_THT:R_Axial_DIN0207_L6.3mm_D2.5mm_P7.62mm_Horizont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istor, US symbo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TNR10V471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aristor:RV_Disc_D12mm_W3.9mm_P7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ariable resistor, US symbol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W5500</text:p>
          </table:table-cell>
          <table:table-cell/>
          <table:table-cell office:value-type="string" calcext:value-type="string">
            <text:p>HOLLY2:W5500LAR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BP5293-50</text:p>
          </table:table-cell>
          <table:table-cell office:value-type="string" calcext:value-type="string">
            <text:p>footprints:SIP03_BP5293_17X7P2_RO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151" meta:object-count="0"/>
    <meta:generator>LibreOffice/24.8.7.2$Linux_X86_64 LibreOffice_project/f4f281f562fb585d46b0af5755dfe1eb6adc047f</meta:generator>
  </office:meta>
</office:document-meta>
</file>